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7.19cm"/>
    </style:style>
    <style:style style:name="co8" style:family="table-column">
      <style:table-column-properties fo:break-before="auto" style:column-width="5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ext-properties style:text-line-through-style="solid" style:text-line-through-type="single" style:text-position=""/>
    </style:style>
    <style:style style:name="ce15" style:family="table-cell" style:parent-style-name="Default">
      <style:text-properties style:use-window-font-color="true" style:text-line-through-style="solid" style:text-line-through-type="single" style:text-position=""/>
    </style:style>
    <style:style style:name="ce16" style:family="table-cell" style:parent-style-name="Default">
      <style:table-cell-properties fo:background-color="transparent"/>
      <style:text-properties style:use-window-font-color="true" style:text-position=""/>
    </style:style>
    <style:style style:name="ce17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30" style:family="table-cell" style:parent-style-name="Default">
      <style:text-properties style:use-window-font-color="true" style:text-position=""/>
    </style:style>
    <style:style style:name="ce29" style:family="table-cell" style:parent-style-name="Default">
      <style:text-properties fo:color="#007826" style:text-position="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color="#800000" fo:font-weight="bold" style:font-weight-asian="bold" style:font-weight-complex="bold"/>
    </style:style>
    <style:style style:name="ce11" style:family="table-cell" style:parent-style-name="Default">
      <style:text-properties fo:color="#800000"/>
    </style:style>
    <style:style style:name="ce12" style:family="table-cell" style:parent-style-name="Default">
      <style:text-properties fo:color="#cc0066"/>
    </style:style>
    <style:style style:name="ce13" style:family="table-cell" style:parent-style-name="Default">
      <style:text-properties fo:color="#990000" style:text-outline="false" style:text-line-through-style="none" style:text-line-through-typ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fo:color="#cc0000" fo:font-weight="normal" style:font-weight-asian="normal" style:font-weight-complex="normal"/>
    </style:style>
    <style:style style:name="ce18" style:family="table-cell" style:parent-style-name="Default">
      <style:table-cell-properties fo:background-color="transparent"/>
      <style:text-properties fo:color="#800000"/>
    </style:style>
    <style:style style:name="ce19" style:family="table-cell" style:parent-style-name="Default">
      <style:text-properties fo:font-size="7pt" style:font-size-asian="7pt" style:font-size-complex="7pt"/>
    </style:style>
    <style:style style:name="ce20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ce21" style:family="table-cell" style:parent-style-name="Default">
      <style:text-properties style:text-line-through-style="solid" style:text-line-through-type="single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ext-properties style:text-line-through-style="none" style:text-line-through-type="none"/>
    </style:style>
    <style:style style:name="ce2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7" style:family="table-cell" style:parent-style-name="Default">
      <style:text-properties style:use-window-font-color="true" style:text-line-through-style="solid" style:text-line-through-type="single"/>
    </style:style>
    <style:style style:name="ce28" style:family="table-cell" style:parent-style-name="Default">
      <style:table-cell-properties fo:background-color="transparent"/>
      <style:text-properties style:use-window-font-color="true"/>
    </style:style>
    <style:style style:name="ce31" style:family="table-cell" style:parent-style-name="Default">
      <style:text-properties style:font-name="Liberation Sans" style:font-name-asian="Droid Sans Fallback" style:font-name-complex="FreeSans"/>
    </style:style>
    <style:style style:name="ce32" style:family="table-cell" style:parent-style-name="Default">
      <style:text-properties fo:color="#009900" fo:font-weight="bold" style:font-weight-asian="bold" style:font-weight-complex="bold"/>
    </style:style>
    <style:style style:name="ce33" style:family="table-cell" style:parent-style-name="Default">
      <style:text-properties fo:color="#009900" style:font-name="Liberation Sans" style:font-name-asian="Droid Sans Fallback" style:font-name-complex="FreeSans"/>
    </style:style>
    <style:style style:name="ce34" style:family="table-cell" style:parent-style-name="Default">
      <style:text-properties fo:color="#009900"/>
    </style:style>
    <style:style style:name="ce35" style:family="table-cell" style:parent-style-name="Default">
      <style:table-cell-properties fo:background-color="transparent"/>
      <style:text-properties fo:color="#009900"/>
    </style:style>
    <style:style style:name="ce36" style:family="table-cell" style:parent-style-name="Default">
      <style:text-properties fo:color="#009900" fo:font-weight="normal" style:font-weight-asian="normal" style:font-weight-complex="normal"/>
    </style:style>
    <style:style style:name="ce37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fo:color="#009900" fo:font-weight="bold" style:font-weight-asian="bold" style:font-weight-complex="bold"/>
    </style:style>
    <style:style style:name="ce39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fo:color="#006600"/>
    </style:style>
    <style:style style:name="ce41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ext-properties fo:color="#007826"/>
    </style:style>
    <style:style style:name="ce4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ffff00"/>
      <style:text-properties fo:color="#660033" fo:font-weight="bold" style:font-weight-asian="bold" style:font-weight-complex="bold"/>
    </style:style>
    <style:style style:name="ce45" style:family="table-cell" style:parent-style-name="Default">
      <style:text-properties style:use-window-font-color="tru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P6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8" office:value-type="string" calcext:value-type="string">
            <text:p>Check:</text:p>
          </table:table-cell>
          <table:table-cell table:number-columns-repeated="6"/>
          <table:table-cell table:style-name="ce8" office:value-type="string" calcext:value-type="string">
            <text:p>To Do: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 calcext:value-type="string">
            <text:p>Check can we use multiple clients(threads) at server to broadcast</text:p>
          </table:table-cell>
          <table:table-cell table:number-columns-repeated="6"/>
          <table:table-cell table:style-name="ce22" office:value-type="string" calcext:value-type="string">
            <text:p>check moving isBlockedSite to handle grid char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heck moving “isItem” somewhere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heck using a lot structs – player, nodeHelper, gameDetails</text:p>
          </table:table-cell>
          <table:table-cell table:number-columns-repeated="6"/>
          <table:table-cell table:style-name="ce19" office:value-type="string" calcext:value-type="string">
            <office:annotation draw:style-name="gr1" draw:text-style-name="P3" svg:width="2.899cm" svg:height="0.596cm" svg:x="23.177cm" svg:y="0.757cm" draw:caption-point-x="-0.61cm" draw:caption-point-y="1.51cm">
              <dc:date>2014-11-11T00:00:00</dc:date>
              <text:p text:style-name="P3"><text:span text:style-name="T2">Let it be</text:span></text:p>
            </office:annotation>
            <text:p>check client will not initialize any map, attribu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eck timer for host wait is sufficient?</text:p>
          </table:table-cell>
          <table:table-cell table:number-columns-repeated="6"/>
          <table:table-cell table:style-name="ce19" office:value-type="string" calcext:value-type="string">
            <office:annotation draw:style-name="gr1" draw:text-style-name="P3" svg:width="2.899cm" svg:height="0.596cm" svg:x="23.177cm" svg:y="1.209cm" draw:caption-point-x="-0.61cm" draw:caption-point-y="1.51cm">
              <dc:date>2014-11-11T00:00:00</dc:date>
              <text:p text:style-name="P3"><text:span text:style-name="T2">Let it be</text:span></text:p>
            </office:annotation>
            <text:p>check copyToPrimary gird only in case of server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1" office:value-type="string" calcext:value-type="string">
            <text:p>Check better way to switch windows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style-name="ce8" office:value-type="string" calcext:value-type="string">
            <text:p>Clean up: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Issues:</text:p>
          </table:table-cell>
          <table:table-cell table:number-columns-repeated="7"/>
          <table:table-cell office:value-type="string" calcext:value-type="string">
            <text:p>remove unnecessary cou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6"/>
          <table:table-cell office:value-type="string" calcext:value-type="string">
            <text:p>check all Warning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 calcext:value-type="string">
            <text:p>change to fullScreen, move to new window, size again reduced</text:p>
          </table:table-cell>
          <table:table-cell table:number-columns-repeated="6"/>
          <table:table-cell table:style-name="ce19" office:value-type="string" calcext:value-type="string">
            <office:annotation draw:style-name="gr1" draw:text-style-name="P3" svg:width="2.899cm" svg:height="0.596cm" svg:x="23.177cm" svg:y="4.37cm" draw:caption-point-x="-0.61cm" draw:caption-point-y="1.51cm">
              <dc:date>2014-11-11T00:00:00</dc:date>
              <text:p text:style-name="P3"><text:span text:style-name="T2">Let it be</text:span></text:p>
            </office:annotation>
            <text:p>check what if we move all “includes” to main.cp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 calcext:value-type="string">
            <text:p>text (like health) center mein lao</text:p>
          </table:table-cell>
          <table:table-cell table:number-columns-repeated="2"/>
          <table:table-cell table:style-name="ce8"/>
          <table:table-cell table:number-columns-repeated="3"/>
          <table:table-cell table:style-name="ce23" office:value-type="string" calcext:value-type="string">
            <text:p>remove TOD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"/>
          <table:table-cell table:number-columns-repeated="9"/>
        </table:table-row>
        <table:table-row table:style-name="ro1">
          <table:table-cell table:number-columns-repeated="2"/>
          <table:table-cell table:style-name="ce14" office:value-type="string" calcext:value-type="string">
            <text:p>SOME SPEED ISSUE – RUNNING FAST EVEN IF SLOW</text:p>
          </table:table-cell>
          <table:table-cell table:number-columns-repeated="9"/>
        </table:table-row>
        <table:table-row table:style-name="ro1">
          <table:table-cell/>
          <table:table-cell table:style-name="ce9"/>
          <table:table-cell table:style-name="ce18"/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8" office:value-type="string" calcext:value-type="string">
            <text:p>Low priority Bonus: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9"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/>
        </table:table-row>
        <table:table-row table:style-name="ro1">
          <table:table-cell table:number-columns-repeated="2"/>
          <table:table-cell table:style-name="ce20" office:value-type="string" calcext:value-type="string">
            <text:p>check logic for setting map through excel...excel change/map change ;)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sudo apt-get install xorg-dev libglu1-mesa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office:annotation office:display="true" draw:style-name="gr1" draw:text-style-name="P6" svg:width="3.888cm" svg:height="0.596cm" svg:x="25.82cm" svg:y="12.663cm" draw:caption-point-x="-0.995cm" draw:caption-point-y="-1.365cm">
              <dc:date>2014-10-22T00:00:00</dc:date>
              <text:p text:style-name="P1"><text:span text:style-name="T4">Confirm from abhishek</text:span></text:p>
            </office:annotation>
            <text:p>sudo apt-get install libsfml-dev lsfml-audio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Can be done: </text:p>
          </table:table-cell>
          <table:table-cell table:number-columns-repeated="8"/>
          <table:table-cell table:style-name="ce25"/>
          <table:table-cell/>
        </table:table-row>
        <table:table-row table:style-name="ro1">
          <table:table-cell table:number-columns-repeated="2"/>
          <table:table-cell office:value-type="string" calcext:value-type="string">
            <text:p>Page – first : “select game type” image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style-name="ce26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table:style-name="ce24" office:value-type="string" calcext:value-type="string">
            <text:p>g++ Main.cpp ImageLoader.cpp text3d.cpp lodepng.cpp -lGL -lglut -lGLU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8" office:value-type="string" calcext:value-type="string">
            <text:p>Low priority tasks:</text:p>
          </table:table-cell>
          <table:table-cell table:number-columns-repeated="7"/>
          <table:table-cell table:style-name="ce24" office:value-type="string" calcext:value-type="string">
            <text:p>g++ Main.cpp ImageLoader.cpp text3d.cpp lodepng.cpp -lGL -lglut -lGLU -lsfml-audi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1" office:value-type="string" calcext:value-type="string">
            <office:annotation office:display="true" draw:style-name="gr1" draw:text-style-name="P3" svg:width="5.54cm" svg:height="0.596cm" svg:x="8.034cm" svg:y="17.438cm" draw:caption-point-x="-1.271cm" draw:caption-point-y="-1.624cm">
              <dc:date>2014-10-22T00:00:00</dc:date>
              <text:p text:style-name="P1"><text:span text:style-name="T2">Not feasible as per current design</text:span></text:p>
            </office:annotation>
            <text:p>Dynamic screen siz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1" office:value-type="string" calcext:value-type="string">
            <office:annotation office:display="true" draw:style-name="gr1" draw:text-style-name="P3" svg:width="3.227cm" svg:height="0.596cm" svg:x="8.172cm" svg:y="18.395cm" draw:caption-point-x="-1.409cm" draw:caption-point-y="-2.129cm">
              <dc:date>2014-10-22T00:00:00</dc:date>
              <text:p text:style-name="P1"><text:span text:style-name="T2">Looks fine, leave it</text:span></text:p>
            </office:annotation>
            <text:p>check if anything required to be done for spaceVacan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table:style-name="ce8" office:value-type="string" calcext:value-type="string">
            <text:p>Test: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style-name="ce22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3" svg:width="7.003cm" svg:height="0.596cm" svg:x="21.778cm" svg:y="10.639cm" draw:caption-point-x="-13.078cm" draw:caption-point-y="-8.823cm">
              <dc:date>2014-10-21T00:00:00</dc:date>
              <text:p text:style-name="P1"><text:span text:style-name="T2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3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3" svg:width="7.534cm" svg:height="0.596cm" svg:x="23.944cm" svg:y="2.723cm" draw:caption-point-x="-12.087cm" draw:caption-point-y="-0.004cm">
              <dc:date>2014-10-21T00:00:00</dc:date>
              <text:p text:style-name="P1"><text:span text:style-name="T2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strength (CURSE_WEAK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3" svg:width="11.497cm" svg:height="0.596cm" svg:x="23.972cm" svg:y="3.573cm" draw:caption-point-x="-12.115cm" draw:caption-point-y="0.049cm">
              <dc:date>2014-10-21T00:00:00</dc:date>
              <text:p text:style-name="P5"><text:span text:style-name="T2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7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3" svg:width="5.71cm" svg:height="0.596cm" svg:x="21.695cm" svg:y="17.812cm" draw:caption-point-x="-12.995cm" draw:caption-point-y="-9.674cm">
              <dc:date>2014-10-21T00:00:00</dc:date>
              <text:p text:style-name="P1"><text:span text:style-name="T2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6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" office:value-type="string" calcext:value-type="string">
            <text:p>Items bag</text:p>
          </table:table-cell>
          <table:table-cell table:style-name="ce10"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3" svg:width="5.689cm" svg:height="0.596cm" svg:x="21.688cm" svg:y="17.81cm" draw:caption-point-x="-9.831cm" draw:caption-point-y="2.971cm">
              <dc:date>2014-10-21T00:00:00</dc:date>
              <text:p text:style-name="P1"><text:span text:style-name="T2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32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/>
          <table:table-cell table:number-columns-repeated="7"/>
        </table:table-row>
        <table:table-row table:style-name="ro1">
          <table:table-cell/>
          <table:table-cell table:style-name="ce33" office:value-type="string" calcext:value-type="string">
            <text:p>Background</text:p>
          </table:table-cell>
          <table:table-cell table:style-name="ce9"/>
          <table:table-cell table:style-name="ce22"/>
          <table:table-cell table:number-columns-repeated="6"/>
        </table:table-row>
        <table:table-row table:style-name="ro1">
          <table:table-cell/>
          <table:table-cell table:style-name="ce33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34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34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table:style-name="ce34" office:value-type="string" calcext:value-type="string">
            <text:p>abstraction for getting row&amp;col passing x&amp;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4"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table:style-name="ce34" office:value-type="string" calcext:value-type="string">
            <text:p>temple daalo</text:p>
          </table:table-cell>
          <table:table-cell table:number-columns-repeated="8"/>
        </table:table-row>
        <table:table-row table:style-name="ro1">
          <table:table-cell/>
          <table:table-cell table:style-name="ce34" office:value-type="string" calcext:value-type="string">
            <text:p>Trees &amp; stone daalo</text:p>
          </table:table-cell>
          <table:table-cell table:number-columns-repeated="8"/>
        </table:table-row>
        <table:table-row table:style-name="ro1">
          <table:table-cell/>
          <table:table-cell table:style-name="ce35"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34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5" office:value-type="string" calcext:value-type="string">
            <text:p>check printing text in openG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36" office:value-type="string" calcext:value-type="string">
            <text:p>show details in attribute space</text:p>
          </table:table-cell>
          <table:table-cell table:number-columns-repeated="8"/>
        </table:table-row>
        <table:table-row table:style-name="ro1">
          <table:table-cell/>
          <table:table-cell table:style-name="ce34"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table:style-name="ce34"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4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34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4" office:value-type="string" calcext:value-type="string">
            <text:p>Banda Chalo – using right click – check space not already occupied</text:p>
          </table:table-cell>
          <table:table-cell table:number-columns-repeated="8"/>
        </table:table-row>
        <table:table-row table:style-name="ro1">
          <table:table-cell/>
          <table:table-cell table:style-name="ce32" office:value-type="string" calcext:value-type="string">
            <text:p>A*</text:p>
          </table:table-cell>
          <table:table-cell table:number-columns-repeated="2"/>
          <table:table-cell table:style-name="ce34" office:value-type="string" calcext:value-type="string">
            <text:p>* collision detection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4" office:value-type="string" calcext:value-type="string">
            <text:p>Images</text:p>
          </table:table-cell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8" office:value-type="string" calcext:value-type="string">
            <text:p>Phase – 2 </text:p>
          </table:table-cell>
          <table:table-cell table:style-name="ce8" office:value-type="string" calcext:value-type="string">
            <text:p>(Attack)</text:p>
          </table:table-cell>
          <table:table-cell table:style-name="ce22"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8"/>
          <table:table-cell table:style-name="ce36" office:value-type="string" calcext:value-type="string">
            <text:p>check having multiple pages in openGL</text:p>
          </table:table-cell>
          <table:table-cell table:style-name="ce35" office:value-type="string" calcext:value-type="string">
            <text:p>make a proper structure</text:p>
          </table:table-cell>
          <table:table-cell table:number-columns-repeated="7"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8"/>
          <table:table-cell table:style-name="ce37" office:value-type="string" calcext:value-type="string">
            <text:p>Decide player attributes – strength, speedMove, speedAttack, &amp; updating them on taking items</text:p>
          </table:table-cell>
          <table:table-cell table:number-columns-repeated="8"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8"/>
          <table:table-cell table:style-name="ce35" office:value-type="string" calcext:value-type="string">
            <text:p>check separate refreshRate for each hero</text:p>
          </table:table-cell>
          <table:table-cell table:number-columns-repeated="8"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8"/>
          <table:table-cell table:style-name="ce32" office:value-type="string" calcext:value-type="string">
            <text:p>Selecting basic/magic power</text:p>
          </table:table-cell>
          <table:table-cell table:number-columns-repeated="6"/>
          <table:table-cell table:style-name="ce40" office:value-type="string" calcext:value-type="string">
            <text:p>spawn pe aane pe health full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string" calcext:value-type="string">
            <text:p>update the current power</text:p>
          </table:table-cell>
          <table:table-cell table:number-columns-repeated="5"/>
          <table:table-cell table:style-name="ce22"/>
          <table:table-cell/>
        </table:table-row>
        <table:table-row table:style-name="ro1">
          <table:table-cell table:number-columns-repeated="2"/>
          <table:table-cell table:style-name="ce34" office:value-type="string" calcext:value-type="string">
            <text:p>change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2" office:value-type="string" calcext:value-type="string">
            <text:p>Taking an item will change the properties</text:p>
          </table:table-cell>
          <table:table-cell table:number-columns-repeated="5"/>
          <table:table-cell table:style-name="ce8" office:value-type="string" calcext:value-type="string">
            <text:p>Image wall</text:p>
          </table:table-cell>
          <table:table-cell table:number-columns-repeated="2"/>
        </table:table-row>
        <table:table-row table:style-name="ro1">
          <table:table-cell/>
          <table:table-cell table:style-name="ce8"/>
          <table:table-cell table:style-name="ce22" office:value-type="string" calcext:value-type="string">
            <text:p>print in notification tab – which item taken</text:p>
          </table:table-cell>
          <table:table-cell table:number-columns-repeated="4"/>
          <table:table-cell office:value-type="string" calcext:value-type="string">
            <text:p>---- item take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>
            <text:p>Start the global_item_timer</text:p>
          </table:table-cell>
          <table:table-cell table:style-name="ce22"/>
          <table:table-cell table:number-columns-repeated="3"/>
          <table:table-cell office:value-type="string" calcext:value-type="string">
            <text:p>max speed reach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4" office:value-type="string" calcext:value-type="string">
            <text:p>Change the hero properties</text:p>
          </table:table-cell>
          <table:table-cell table:number-columns-repeated="4"/>
          <table:table-cell office:value-type="string" calcext:value-type="string">
            <text:p>game paus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4"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5"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5"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2" office:value-type="string" calcext:value-type="string">
            <text:p>Attacking templ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4" office:value-type="string" calcext:value-type="string">
            <text:p>Opponents temple – Attack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0" office:value-type="string" calcext:value-type="string">
            <text:p>Temple Health reduces – reduce temple health, show in attribute spac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32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4"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4"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8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8" office:value-type="string" calcext:value-type="string">
            <text:p>Win Page</text:p>
          </table:table-cell>
          <table:table-cell table:style-name="ce35"/>
          <table:table-cell table:number-columns-repeated="7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Displayed when the health of a temple is zero</text:p>
          </table:table-cell>
          <table:table-cell table:number-columns-repeated="7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32" office:value-type="string" calcext:value-type="string">
            <text:p>Attacking Enemy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4" office:value-type="string" calcext:value-type="string">
            <text:p>check attacks only enemy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4" office:value-type="string" calcext:value-type="string">
            <text:p>Check Basic/Magic mod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enemy attack – enemy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4" office:value-type="string" calcext:value-type="string">
            <text:p>enemy Health reduces – reduce enemy health, show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5" office:value-type="string" calcext:value-type="string">
            <text:p>Reborn Logic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32" office:value-type="string" calcext:value-type="string">
            <text:p><text:span text:style-name="T5">Phase</text:span> – 3</text:p>
          </table:table-cell>
          <table:table-cell table:style-name="ce32" office:value-type="string" calcext:value-type="string">
            <text:p>(Networking)</text:p>
          </table:table-cell>
          <table:table-cell table:number-columns-repeated="8"/>
        </table:table-row>
        <table:table-row table:style-name="ro1">
          <table:table-cell/>
          <table:table-cell table:style-name="ce37" office:value-type="string" calcext:value-type="string">
            <text:p>blocking opponents area – show 'no Access image' on map, 'wrong' on mouse click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4"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4"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4"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4" office:value-type="string" calcext:value-type="string">
            <text:p>Modes</text:p>
          </table:table-cell>
          <table:table-cell table:style-name="ce34"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4"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4" office:value-type="string" calcext:value-type="string">
            <text:p>Help (controls &amp; abou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34"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4"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4" office:value-type="string" calcext:value-type="string">
            <text:p>Help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4"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4" office:value-type="string" calcext:value-type="string">
            <text:p>Controls</text:p>
          </table:table-cell>
          <table:table-cell table:number-columns-repeated="4"/>
          <table:table-cell office:value-type="string" calcext:value-type="string">
            <text:p>wall</text:p>
          </table:table-cell>
          <table:table-cell/>
        </table:table-row>
        <table:table-row table:style-name="ro1">
          <table:table-cell table:number-columns-repeated="3"/>
          <table:table-cell table:style-name="ce34" office:value-type="string" calcext:value-type="string">
            <text:p>About players(magic powers)</text:p>
          </table:table-cell>
          <table:table-cell table:number-columns-repeated="4"/>
          <table:table-cell table:style-name="ce34" office:value-type="string" calcext:value-type="string">
            <text:p>Temple Attack</text:p>
          </table:table-cell>
          <table:table-cell/>
        </table:table-row>
        <table:table-row table:style-name="ro1">
          <table:table-cell table:number-columns-repeated="3"/>
          <table:table-cell table:style-name="ce34" office:value-type="string" calcext:value-type="string">
            <text:p>Back</text:p>
          </table:table-cell>
          <table:table-cell table:number-columns-repeated="4"/>
          <table:table-cell table:style-name="ce34" office:value-type="string" calcext:value-type="string">
            <text:p>Attack – Basic &amp; Magic</text:p>
          </table:table-cell>
          <table:table-cell/>
        </table:table-row>
        <table:table-row table:style-name="ro1">
          <table:table-cell table:number-columns-repeated="8"/>
          <table:table-cell table:style-name="ce34" office:value-type="string" calcext:value-type="string">
            <text:p>Curse</text:p>
          </table:table-cell>
          <table:table-cell table:style-name="ce34" office:value-type="string" calcext:value-type="string">
            <text:p>Magic &amp; spell timer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Select a hero &amp; select a team</text:p>
          </table:table-cell>
          <table:table-cell table:number-columns-repeated="5"/>
          <table:table-cell table:style-name="ce34" office:value-type="string" calcext:value-type="string">
            <text:p>Pages &amp; Joining</text:p>
          </table:table-cell>
          <table:table-cell/>
        </table:table-row>
        <table:table-row table:style-name="ro1">
          <table:table-cell table:number-columns-repeated="3"/>
          <table:table-cell table:style-name="ce34" office:value-type="string" calcext:value-type="string">
            <text:p>Display heroes</text:p>
          </table:table-cell>
          <table:table-cell table:number-columns-repeated="4"/>
          <table:table-cell table:style-name="ce42" office:value-type="string" calcext:value-type="string">
            <text:p>temple health 0 – win</text:p>
          </table:table-cell>
          <table:table-cell/>
        </table:table-row>
        <table:table-row table:style-name="ro1">
          <table:table-cell table:number-columns-repeated="3"/>
          <table:table-cell table:style-name="ce34" office:value-type="string" calcext:value-type="string">
            <text:p>Back</text:p>
          </table:table-cell>
          <table:table-cell table:number-columns-repeated="4"/>
          <table:table-cell table:style-name="ce42" office:value-type="string" calcext:value-type="string">
            <text:p>reborn logic (timer)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string" calcext:value-type="string">
            <text:p>Pre-start page</text:p>
          </table:table-cell>
          <table:table-cell table:number-columns-repeated="5"/>
          <table:table-cell table:style-name="ce34" office:value-type="string" calcext:value-type="string">
            <text:p>Collision</text:p>
          </table:table-cell>
          <table:table-cell/>
        </table:table-row>
        <table:table-row table:style-name="ro1">
          <table:table-cell table:number-columns-repeated="3"/>
          <table:table-cell table:style-name="ce34" office:value-type="string" calcext:value-type="string">
            <text:p>Waiting for others to join (1 min wait)</text:p>
          </table:table-cell>
          <table:table-cell table:number-columns-repeated="4"/>
          <table:table-cell table:style-name="ce34" office:value-type="string" calcext:value-type="string">
            <text:p>Health full if coming to spawn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CurseSound &amp; attack sound</text:p>
          </table:table-cell>
          <table:table-cell/>
        </table:table-row>
        <table:table-row table:style-name="ro1">
          <table:table-cell/>
          <table:table-cell table:style-name="ce34" office:value-type="string" calcext:value-type="string">
            <text:p>Joining the game</text:p>
          </table:table-cell>
          <table:table-cell table:number-columns-repeated="6"/>
          <table:table-cell office:value-type="string" calcext:value-type="string">
            <text:p>attack animarions</text:p>
          </table:table-cell>
          <table:table-cell/>
        </table:table-row>
        <table:table-row table:style-name="ro1">
          <table:table-cell table:number-columns-repeated="2"/>
          <table:table-cell table:style-name="ce35" office:value-type="string" calcext:value-type="string">
            <text:p>Check if the team already has 2 players</text:p>
          </table:table-cell>
          <table:table-cell table:number-columns-repeated="5"/>
          <table:table-cell table:style-name="ce34" office:value-type="string" calcext:value-type="string">
            <text:p>spend some time in making start page images good</text:p>
          </table:table-cell>
          <table:table-cell/>
        </table:table-row>
        <table:table-row table:style-name="ro1">
          <table:table-cell table:number-columns-repeated="2"/>
          <table:table-cell table:style-name="ce35" office:value-type="string" calcext:value-type="string">
            <text:p>Start the game after 1 mi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4"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4" office:value-type="string" calcext:value-type="string">
            <text:p>Opponent – Display separate ma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table:style-name="ce39"/>
          <table:table-cell table:number-columns-repeated="5"/>
          <table:table-cell table:style-name="ce43" office:value-type="string" calcext:value-type="string">
            <text:p>Test curseBurst</text:p>
          </table:table-cell>
          <table:table-cell/>
        </table:table-row>
        <table:table-row table:style-name="ro1">
          <table:table-cell table:number-columns-repeated="8"/>
          <table:table-cell table:style-name="ce44" office:value-type="string" calcext:value-type="string">
            <text:p>issue rejoin in time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4" office:value-type="string" calcext:value-type="string">
            <text:p>Player leaves the game</text:p>
          </table:table-cell>
          <table:table-cell table:style-name="ce34"/>
          <table:table-cell table:number-columns-repeated="7"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pause all for a minute, start without it (if not back)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office:value-type="string" calcext:value-type="string">
            <text:p>Phase – 4</text:p>
          </table:table-cell>
          <table:table-cell table:style-name="ce39" office:value-type="string" calcext:value-type="string">
            <text:p>Bot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table:style-name="ce39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I mein block the opponent</text:p>
          </table:table-cell>
          <table:table-cell table:number-columns-repeated="7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yes we have help &amp; controls pag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can play with 1/2/3/4 player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layer's never cross each others way...karo aur jaano :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taking ip as input in gu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ner cases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ying to connect without typing i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ying to connect to unavailable serve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n't connect once game started (not in waiting window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 player can join once 4 join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x 2 players can select a team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style-name="ce30" office:value-type="string" calcext:value-type="string">
            <text:p>directly move to game page if already connected</text:p>
          </table:table-cell>
          <table:table-cell/>
        </table:table-row>
      </table:table>
      <table:table table:name="Sheet5" table:style-name="ta1">
        <table:table-column table:style-name="co1" table:number-columns-repeated="10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aayab kardo hero/teams along with charClick if not valid(already taken)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9"/>
          <table:table-cell table:style-name="ce2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heck what if clicked “host a game” while trying to connect to host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t Handled: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f some player leaves when host is waiting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f some player leaves &amp; rejoin – assigning deadIp..not mandatory hi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00/00/0000</text:date>, <text:time style:data-style-name="N2" text:time-value="18:59:07.0788675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1-12T02:40:24.266657212</dc:date>
    <meta:editing-duration>P4DT2H4M23S</meta:editing-duration>
    <meta:editing-cycles>458</meta:editing-cycles>
    <meta:generator>LibreOffice/4.2.6.3$Linux_X86_64 LibreOffice_project/420m0$Build-3</meta:generator>
    <meta:document-statistic meta:table-count="5" meta:cell-count="223" meta:object-count="0"/>
  </office:meta>
</office:document-meta>
</file>